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E8BA2DAADF79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22cm, 8.876cm, 0cm, 1.5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25cm, 10.456cm, 0cm, 1.52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1.058cm" svg:y="-1.05cm" svg:width="18.84cm" svg:height="23.153cm" draw:z-index="0"><draw:image xlink:href="Pictures/100002010000078000000438AE8BA2DAADF79D1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" text:anchor-type="char" svg:x="-0.549cm" svg:y="0.042cm" svg:width="18.47cm" svg:height="21.168cm" draw:z-index="1"><draw:image xlink:href="Pictures/100002010000078000000438AE8BA2DAADF79D13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2T23:09:42.131136417</meta:creation-date>
    <dc:date>2024-06-02T23:11:53.635304666</dc:date>
    <meta:editing-duration>PT2M11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